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adornments="Běžné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tučné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75in" loext:contextual-spacing="false" fo:text-align="center" style:justify-single-word="false"/>
      <style:text-properties style:font-name="Arial" fo:font-size="22pt" fo:language="cs" fo:country="CZ" officeooo:rsid="00072503" officeooo:paragraph-rsid="0002e95d" style:font-size-asian="22pt" style:font-size-complex="22pt"/>
    </style:style>
    <style:style style:name="P2" style:family="paragraph" style:parent-style-name="Standard">
      <style:paragraph-properties fo:margin-top="0in" fo:margin-bottom="0.1575in" loext:contextual-spacing="false" fo:text-align="center" style:justify-single-word="false"/>
      <style:text-properties style:font-name="Arial" fo:font-size="22pt" fo:language="cs" fo:country="CZ" fo:font-weight="normal" officeooo:rsid="000ba8d9" officeooo:paragraph-rsid="000ba8d9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margin-top="0in" fo:margin-bottom="0.1575in" loext:contextual-spacing="false" fo:text-align="center" style:justify-single-word="false"/>
      <style:text-properties style:font-name="Arial" fo:language="cs" fo:country="CZ" officeooo:rsid="0002e95d" officeooo:paragraph-rsid="0002e95d"/>
    </style:style>
    <style:style style:name="P4" style:family="paragraph" style:parent-style-name="Standard">
      <style:paragraph-properties fo:margin-top="0in" fo:margin-bottom="0.1575in" loext:contextual-spacing="false" fo:text-align="end" style:justify-single-word="false"/>
      <style:text-properties style:font-name="Arial" fo:font-size="12pt" fo:language="cs" fo:country="CZ" fo:font-weight="normal" officeooo:rsid="00200b9c" officeooo:paragraph-rsid="00200b9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in" fo:margin-bottom="0.1575in" loext:contextual-spacing="false" fo:text-align="center" style:justify-single-word="false"/>
      <style:text-properties style:font-name="Arial" fo:font-size="6pt" fo:language="cs" fo:country="CZ" fo:font-weight="normal" officeooo:rsid="000ba8d9" officeooo:paragraph-rsid="000ba8d9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top="0in" fo:margin-bottom="0.1575in" loext:contextual-spacing="false" fo:text-align="end" style:justify-single-word="false"/>
      <style:text-properties style:font-name="Arial" fo:font-size="6pt" fo:language="cs" fo:country="CZ" fo:font-weight="normal" officeooo:rsid="00200b9c" officeooo:paragraph-rsid="00200b9c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cs" fo:country="CZ"/>
    </style:style>
    <style:style style:name="P8" style:family="paragraph" style:parent-style-name="Standard">
      <style:paragraph-properties fo:text-align="center" style:justify-single-word="false"/>
      <style:text-properties fo:language="cs" fo:country="CZ"/>
    </style:style>
    <style:style style:name="P9" style:family="paragraph" style:parent-style-name="Text_20_body">
      <style:paragraph-properties fo:text-align="justify" style:justify-single-word="false"/>
      <style:text-properties officeooo:paragraph-rsid="0160b624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paragraph-properties fo:margin-top="0in" fo:margin-bottom="0.1575in" loext:contextual-spacing="false" fo:text-align="center" style:justify-single-word="false"/>
      <style:text-properties style:font-name="Arial" fo:font-size="22pt" fo:language="cs" fo:country="CZ" fo:font-weight="normal" officeooo:rsid="015f9775" officeooo:paragraph-rsid="015f9775" style:font-size-asian="22pt" style:font-weight-asian="normal" style:font-size-complex="22pt" style:font-weight-complex="normal"/>
    </style:style>
    <style:style style:name="P12" style:family="paragraph" style:parent-style-name="Standard">
      <style:text-properties officeooo:rsid="016950b4" officeooo:paragraph-rsid="016950b4"/>
    </style:style>
    <style:style style:name="P13" style:family="paragraph" style:parent-style-name="Standard">
      <style:text-properties officeooo:rsid="01696bec" officeooo:paragraph-rsid="01696bec"/>
    </style:style>
    <style:style style:name="P14" style:family="paragraph" style:parent-style-name="Standard">
      <style:text-properties officeooo:paragraph-rsid="016e8491"/>
    </style:style>
    <style:style style:name="P15" style:family="paragraph" style:parent-style-name="Standard">
      <style:text-properties officeooo:paragraph-rsid="016fd8d8"/>
    </style:style>
    <style:style style:name="P16" style:family="paragraph" style:parent-style-name="Standard">
      <style:text-properties officeooo:paragraph-rsid="01703bc5"/>
    </style:style>
    <style:style style:name="P17" style:family="paragraph" style:parent-style-name="Standard">
      <style:text-properties officeooo:paragraph-rsid="0170873f"/>
    </style:style>
    <style:style style:name="P18" style:family="paragraph" style:parent-style-name="Standard">
      <style:text-properties officeooo:paragraph-rsid="01721019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paragraph-rsid="0160b624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paragraph-rsid="01629d84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paragraph-rsid="0160b624"/>
    </style:style>
    <style:style style:name="P22" style:family="paragraph" style:parent-style-name="Text_20_body">
      <style:paragraph-properties fo:text-align="justify" style:justify-single-word="false"/>
      <style:text-properties officeooo:paragraph-rsid="0160b624"/>
    </style:style>
    <style:style style:name="P23" style:family="paragraph" style:parent-style-name="Text_20_body">
      <style:paragraph-properties fo:text-align="justify" style:justify-single-word="false"/>
      <style:text-properties officeooo:paragraph-rsid="01629d84"/>
    </style:style>
    <style:style style:name="P24" style:family="paragraph" style:parent-style-name="Text_20_body">
      <style:paragraph-properties fo:text-align="justify" style:justify-single-word="false"/>
      <style:text-properties officeooo:paragraph-rsid="0165222b"/>
    </style:style>
    <style:style style:name="P25" style:family="paragraph" style:parent-style-name="Text_20_body">
      <style:paragraph-properties fo:text-align="justify" style:justify-single-word="false"/>
      <style:text-properties officeooo:paragraph-rsid="0167e3e2"/>
    </style:style>
    <style:style style:name="P26" style:family="paragraph" style:parent-style-name="Text_20_body">
      <style:paragraph-properties fo:text-align="justify" style:justify-single-word="false"/>
      <style:text-properties officeooo:paragraph-rsid="01705171"/>
    </style:style>
    <style:style style:name="P27" style:family="paragraph" style:parent-style-name="Text_20_body">
      <style:paragraph-properties fo:text-align="justify" style:justify-single-word="false"/>
      <style:text-properties officeooo:paragraph-rsid="01733250"/>
    </style:style>
    <style:style style:name="P28" style:family="paragraph" style:parent-style-name="Text_20_body">
      <style:paragraph-properties fo:text-align="justify" style:justify-single-word="false"/>
      <style:text-properties officeooo:paragraph-rsid="01748794"/>
    </style:style>
    <style:style style:name="P29" style:family="paragraph" style:parent-style-name="Text_20_body">
      <style:paragraph-properties fo:text-align="justify" style:justify-single-word="false"/>
      <style:text-properties officeooo:paragraph-rsid="0174f42f"/>
    </style:style>
    <style:style style:name="P30" style:family="paragraph" style:parent-style-name="Text_20_body">
      <style:paragraph-properties fo:text-align="justify" style:justify-single-word="false"/>
      <style:text-properties officeooo:paragraph-rsid="0176050a"/>
    </style:style>
    <style:style style:name="P31" style:family="paragraph" style:parent-style-name="Text_20_body" style:list-style-name="L3">
      <style:paragraph-properties fo:text-align="justify" style:justify-single-word="false"/>
      <style:text-properties officeooo:paragraph-rsid="0176050a"/>
    </style:style>
    <style:style style:name="P32" style:family="paragraph" style:parent-style-name="Text_20_body">
      <style:paragraph-properties fo:text-align="justify" style:justify-single-word="false"/>
      <style:text-properties officeooo:rsid="0169ebec" officeooo:paragraph-rsid="0169ebec"/>
    </style:style>
    <style:style style:name="P33" style:family="paragraph" style:parent-style-name="Text_20_body">
      <style:text-properties officeooo:paragraph-rsid="01721019"/>
    </style:style>
    <style:style style:name="P34" style:family="paragraph" style:parent-style-name="Quotations">
      <style:text-properties officeooo:rsid="016950b4" officeooo:paragraph-rsid="01696bec"/>
    </style:style>
    <style:style style:name="P35" style:family="paragraph" style:parent-style-name="Quotations">
      <style:text-properties officeooo:paragraph-rsid="0170873f"/>
    </style:style>
    <style:style style:name="P36" style:family="paragraph" style:parent-style-name="Quotations">
      <style:text-properties officeooo:paragraph-rsid="01748794"/>
    </style:style>
    <style:style style:name="P37" style:family="paragraph" style:parent-style-name="Quotations">
      <style:paragraph-properties fo:margin-top="0in" fo:margin-bottom="0.1402in" loext:contextual-spacing="false" style:writing-mode="page"/>
      <style:text-properties officeooo:paragraph-rsid="0167e3e2"/>
    </style:style>
    <style:style style:name="P38" style:family="paragraph" style:parent-style-name="Quotations">
      <style:paragraph-properties fo:margin-top="0in" fo:margin-bottom="0.1402in" loext:contextual-spacing="false" fo:text-align="justify" style:justify-single-word="false" style:writing-mode="page"/>
      <style:text-properties officeooo:paragraph-rsid="016950b4"/>
    </style:style>
    <style:style style:name="P39" style:family="paragraph" style:parent-style-name="Quotations">
      <style:paragraph-properties fo:margin-top="0in" fo:margin-bottom="0.1402in" loext:contextual-spacing="false" fo:text-align="justify" style:justify-single-word="false" style:writing-mode="page"/>
      <style:text-properties officeooo:paragraph-rsid="01705171"/>
    </style:style>
    <style:style style:name="P40" style:family="paragraph" style:parent-style-name="Quotations">
      <style:paragraph-properties fo:margin-top="0in" fo:margin-bottom="0.1402in" loext:contextual-spacing="false" fo:text-align="justify" style:justify-single-word="false" style:writing-mode="page"/>
      <style:text-properties officeooo:paragraph-rsid="01748794"/>
    </style:style>
    <style:style style:name="P41" style:family="paragraph" style:parent-style-name="Quotations">
      <style:paragraph-properties fo:margin-top="0in" fo:margin-bottom="0.1402in" loext:contextual-spacing="false" fo:text-align="justify" style:justify-single-word="false" style:writing-mode="page"/>
      <style:text-properties officeooo:paragraph-rsid="0174f42f"/>
    </style:style>
    <style:style style:name="P42" style:family="paragraph" style:parent-style-name="Quotations">
      <style:paragraph-properties fo:margin-top="0in" fo:margin-bottom="0.1402in" loext:contextual-spacing="false" fo:text-align="justify" style:justify-single-word="false" style:writing-mode="page"/>
      <style:text-properties officeooo:rsid="016950b4" officeooo:paragraph-rsid="016950b4"/>
    </style:style>
    <style:style style:name="P43" style:family="paragraph" style:parent-style-name="Quotations">
      <style:paragraph-properties fo:margin-top="0in" fo:margin-bottom="0.1402in" loext:contextual-spacing="false" fo:text-align="justify" style:justify-single-word="false" style:writing-mode="page"/>
      <style:text-properties officeooo:rsid="016950b4" officeooo:paragraph-rsid="0169ebec"/>
    </style:style>
    <style:style style:name="P44" style:family="paragraph" style:parent-style-name="Quotations">
      <style:paragraph-properties fo:margin-top="0in" fo:margin-bottom="0.1402in" loext:contextual-spacing="false" fo:text-align="justify" style:justify-single-word="false" style:writing-mode="page"/>
      <style:text-properties officeooo:rsid="016950b4" officeooo:paragraph-rsid="016aa903"/>
    </style:style>
    <style:style style:name="P45" style:family="paragraph" style:parent-style-name="Quotations">
      <style:paragraph-properties fo:margin-top="0in" fo:margin-bottom="0.1402in" loext:contextual-spacing="false" fo:text-align="justify" style:justify-single-word="false" style:writing-mode="page"/>
      <style:text-properties officeooo:rsid="016950b4" officeooo:paragraph-rsid="016c96bd"/>
    </style:style>
    <style:style style:name="P46" style:family="paragraph" style:parent-style-name="Quotations">
      <style:paragraph-properties fo:margin-top="0in" fo:margin-bottom="0.1402in" loext:contextual-spacing="false" fo:text-align="start" style:justify-single-word="false" style:writing-mode="page"/>
      <style:text-properties officeooo:paragraph-rsid="0176050a"/>
    </style:style>
    <style:style style:name="P47" style:family="paragraph" style:parent-style-name="Quotations" style:master-page-name="">
      <loext:graphic-properties draw:fill="none"/>
      <style:paragraph-properties fo:margin-top="0in" fo:margin-bottom="0in" loext:contextual-spacing="false" style:page-number="auto" fo:background-color="transparent">
        <style:tab-stops/>
      </style:paragraph-properties>
    </style:style>
    <style:style style:name="P48" style:family="paragraph" style:parent-style-name="Quotations">
      <loext:graphic-properties draw:fill="none"/>
      <style:paragraph-properties fo:margin-top="0in" fo:margin-bottom="0in" loext:contextual-spacing="false" fo:background-color="transparent">
        <style:tab-stops/>
      </style:paragraph-properties>
    </style:style>
    <style:style style:name="P49" style:family="paragraph" style:parent-style-name="Heading_20_2">
      <style:text-properties officeooo:paragraph-rsid="0169ebec"/>
    </style:style>
    <style:style style:name="P50" style:family="paragraph" style:parent-style-name="Heading_20_2">
      <style:text-properties officeooo:paragraph-rsid="01705171"/>
    </style:style>
    <style:style style:name="P51" style:family="paragraph" style:parent-style-name="Heading_20_2">
      <style:text-properties officeooo:paragraph-rsid="01733250"/>
    </style:style>
    <style:style style:name="P52" style:family="paragraph" style:parent-style-name="Heading_20_2">
      <style:text-properties officeooo:paragraph-rsid="0174f42f"/>
    </style:style>
    <style:style style:name="P53" style:family="paragraph" style:parent-style-name="Preformatted_20_Text">
      <style:paragraph-properties fo:text-align="justify" style:justify-single-word="false"/>
      <style:text-properties officeooo:paragraph-rsid="0176050a"/>
    </style:style>
    <style:style style:name="T1" style:family="text">
      <style:text-properties fo:font-size="32pt" fo:font-weight="bold" officeooo:rsid="015f9775" style:font-size-asian="32pt" style:font-weight-asian="bold" style:font-size-complex="32pt" style:font-weight-complex="bold"/>
    </style:style>
    <style:style style:name="T2" style:family="text">
      <style:text-properties fo:font-size="22pt" officeooo:rsid="00072503" style:font-size-asian="22pt" style:font-size-complex="22pt"/>
    </style:style>
    <style:style style:name="T3" style:family="text">
      <style:text-properties fo:font-size="22pt" officeooo:rsid="015f9775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67e3e2" style:font-weight-asian="bold" style:font-weight-complex="bold"/>
    </style:style>
    <style:style style:name="T6" style:family="text">
      <style:text-properties fo:font-weight="bold" officeooo:rsid="016950b4" style:font-weight-asian="bold" style:font-weight-complex="bold"/>
    </style:style>
    <style:style style:name="T7" style:family="text">
      <style:text-properties fo:font-weight="bold" officeooo:rsid="0169ebec" style:font-weight-asian="bold" style:font-weight-complex="bold"/>
    </style:style>
    <style:style style:name="T8" style:family="text">
      <style:text-properties fo:font-weight="bold" officeooo:rsid="01705171" style:font-weight-asian="bold" style:font-weight-complex="bold"/>
    </style:style>
    <style:style style:name="T9" style:family="text">
      <style:text-properties fo:font-weight="bold" officeooo:rsid="0176050a" style:font-weight-asian="bold" style:font-weight-complex="bold"/>
    </style:style>
    <style:style style:name="T10" style:family="text">
      <style:text-properties fo:font-weight="bold" officeooo:rsid="0174f42f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44237a" style:font-weight-asian="normal" style:font-weight-complex="normal"/>
    </style:style>
    <style:style style:name="T13" style:family="text">
      <style:text-properties fo:font-weight="normal" officeooo:rsid="015f9775" style:font-weight-asian="normal" style:font-weight-complex="normal"/>
    </style:style>
    <style:style style:name="T14" style:family="text">
      <style:text-properties fo:font-weight="normal" officeooo:rsid="0160b624" style:font-weight-asian="normal" style:font-weight-complex="normal"/>
    </style:style>
    <style:style style:name="T15" style:family="text">
      <style:text-properties fo:font-weight="normal" officeooo:rsid="01629d84" style:font-weight-asian="normal" style:font-weight-complex="normal"/>
    </style:style>
    <style:style style:name="T16" style:family="text">
      <style:text-properties fo:font-weight="normal" officeooo:rsid="0165222b" style:font-weight-asian="normal" style:font-weight-complex="normal"/>
    </style:style>
    <style:style style:name="T17" style:family="text">
      <style:text-properties fo:font-weight="normal" officeooo:rsid="0166b30f" style:font-weight-asian="normal" style:font-weight-complex="normal"/>
    </style:style>
    <style:style style:name="T18" style:family="text">
      <style:text-properties fo:font-weight="normal" officeooo:rsid="0167e3e2" style:font-weight-asian="normal" style:font-weight-complex="normal"/>
    </style:style>
    <style:style style:name="T19" style:family="text">
      <style:text-properties fo:font-weight="normal" officeooo:rsid="016950b4" style:font-weight-asian="normal" style:font-weight-complex="normal"/>
    </style:style>
    <style:style style:name="T20" style:family="text">
      <style:text-properties fo:font-weight="normal" officeooo:rsid="0169ebec" style:font-weight-asian="normal" style:font-weight-complex="normal"/>
    </style:style>
    <style:style style:name="T21" style:family="text">
      <style:text-properties fo:font-weight="normal" officeooo:rsid="016aa903" style:font-weight-asian="normal" style:font-weight-complex="normal"/>
    </style:style>
    <style:style style:name="T22" style:family="text">
      <style:text-properties fo:font-weight="normal" officeooo:rsid="016c96bd" style:font-weight-asian="normal" style:font-weight-complex="normal"/>
    </style:style>
    <style:style style:name="T23" style:family="text">
      <style:text-properties fo:font-weight="normal" officeooo:rsid="016e8491" style:font-weight-asian="normal" style:font-weight-complex="normal"/>
    </style:style>
    <style:style style:name="T24" style:family="text">
      <style:text-properties fo:font-weight="normal" officeooo:rsid="016fd8d8" style:font-weight-asian="normal" style:font-weight-complex="normal"/>
    </style:style>
    <style:style style:name="T25" style:family="text">
      <style:text-properties fo:font-weight="normal" officeooo:rsid="01703bc5" style:font-weight-asian="normal" style:font-weight-complex="normal"/>
    </style:style>
    <style:style style:name="T26" style:family="text">
      <style:text-properties fo:font-weight="normal" officeooo:rsid="01705171" style:font-weight-asian="normal" style:font-weight-complex="normal"/>
    </style:style>
    <style:style style:name="T27" style:family="text">
      <style:text-properties fo:font-weight="normal" officeooo:rsid="0170873f" style:font-weight-asian="normal" style:font-weight-complex="normal"/>
    </style:style>
    <style:style style:name="T28" style:family="text">
      <style:text-properties fo:font-weight="normal" officeooo:rsid="01721019" style:font-weight-asian="normal" style:font-weight-complex="normal"/>
    </style:style>
    <style:style style:name="T29" style:family="text">
      <style:text-properties fo:font-weight="normal" officeooo:rsid="01733250" style:font-weight-asian="normal" style:font-weight-complex="normal"/>
    </style:style>
    <style:style style:name="T30" style:family="text">
      <style:text-properties fo:font-weight="normal" officeooo:rsid="01748794" style:font-weight-asian="normal" style:font-weight-complex="normal"/>
    </style:style>
    <style:style style:name="T31" style:family="text">
      <style:text-properties fo:font-weight="normal" officeooo:rsid="0174f42f" style:font-weight-asian="normal" style:font-weight-complex="normal"/>
    </style:style>
    <style:style style:name="T32" style:family="text">
      <style:text-properties fo:font-weight="normal" officeooo:rsid="0176050a" style:font-weight-asian="normal" style:font-weight-complex="normal"/>
    </style:style>
    <style:style style:name="T33" style:family="text">
      <style:text-properties officeooo:rsid="0126e539"/>
    </style:style>
    <style:style style:name="T34" style:family="text">
      <style:text-properties officeooo:rsid="015f9775"/>
    </style:style>
    <style:style style:name="T35" style:family="text">
      <style:text-properties officeooo:rsid="0167e3e2"/>
    </style:style>
    <style:style style:name="T36" style:family="text">
      <style:text-properties officeooo:rsid="01696bec"/>
    </style:style>
    <style:style style:name="T37" style:family="text">
      <style:text-properties fo:font-style="normal" officeooo:rsid="01721019" style:font-style-asian="normal" style:font-style-complex="normal"/>
    </style:style>
    <style:style style:name="T38" style:family="text">
      <style:text-properties fo:font-style="normal" fo:font-weight="normal" officeooo:rsid="01705171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1721019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officeooo:rsid="01721019" style:font-style-asian="normal" style:font-weight-asian="bold" style:font-style-complex="normal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1703bc5" style:font-weight-asian="bold" style:font-weight-complex="bold"/>
    </style:style>
    <style:style style:name="T42" style:family="text">
      <style:text-properties officeooo:rsid="0174f42f"/>
    </style:style>
    <style:style style:name="T43" style:family="text">
      <style:text-properties officeooo:rsid="017605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4"><text:line-break/></text:span><text:span text:style-name="T1">CDARCHA - SERVER</text:span><text:line-break/><text:span text:style-name="T2">verze </text:span><text:span text:style-name="T3">1.0</text:span></text:p>
      <text:p text:style-name="P1"/>
      <text:p text:style-name="P11">POPIS API A MANUÁL SPRÁVCE</text:p>
      <text:p text:style-name="P2"/>
      <text:p text:style-name="P2"/>
      <text:p text:style-name="P2"/>
      <text:p text:style-name="P2"/>
      <text:p text:style-name="P5"/>
      <text:p text:style-name="P6"/>
      <text:p text:style-name="P6"/>
      <text:p text:style-name="P6"/>
      <text:p text:style-name="P6"/>
      <text:p text:style-name="P4">Aktualizace dokumentu: <text:span text:style-name="T34">30</text:span>.<text:span text:style-name="T34">12</text:span>.201<text:span text:style-name="T33">7</text:span></text:p>
      <text:h text:style-name="P10" text:outline-level="1"><text:span text:style-name="Strong_20_Emphasis">CDARCHA - SERVER</text:span></text:h>
      <text:p text:style-name="P23"><text:span text:style-name="Strong_20_Emphasis"><text:span text:style-name="T13">Je API pro účely archivace médií </text:span></text:span><text:span text:style-name="Strong_20_Emphasis"><text:span text:style-name="T12">v prostředí knihoven. </text:span></text:span><text:span text:style-name="Strong_20_Emphasis"><text:span text:style-name="T15">Poskytuje volání pro podporu aplikace CDARCHA – klient. Api nevyžaduje použití společně se zmíněnou aplikací. Lze použít s libovolným HTTP klientem podporujícím chunkovaný přenos dat.</text:span></text:span></text:p>
      <text:p text:style-name="P23"><text:span text:style-name="Strong_20_Emphasis"><text:span text:style-name="T14">API poskytuje volání k:</text:span></text:span></text:p>
      <text:list xml:id="list299714886" text:style-name="L1">
        <text:list-item>
          <text:p text:style-name="P19"><text:span text:style-name="Strong_20_Emphasis"><text:span text:style-name="T14">Zjišťování existence už podobného archivovaného média na základě </text:span></text:span><text:span text:style-name="Strong_20_Emphasis"><text:span text:style-name="T15">zjednodušeného</text:span></text:span><text:span text:style-name="Strong_20_Emphasis"><text:span text:style-name="T14"> identifikátoru média.</text:span></text:span></text:p>
        </text:list-item>
        <text:list-item>
          <text:p text:style-name="P19"><text:span text:style-name="Strong_20_Emphasis"><text:span text:style-name="T14">Vytvoření záznamu archivovaného média včetně </text:span></text:span><text:span text:style-name="Strong_20_Emphasis"><text:span text:style-name="T15">archivace zdrojového </text:span></text:span><text:span text:style-name="Strong_20_Emphasis"><text:span text:style-name="T14">bibliografického záznamu.</text:span></text:span></text:p>
        </text:list-item>
        <text:list-item>
          <text:p text:style-name="P20"><text:span text:style-name="Strong_20_Emphasis"><text:span text:style-name="T15">Zaslání ISO archivovaného média (chunkovaný přenos).</text:span></text:span></text:p>
        </text:list-item>
        <text:list-item>
          <text:p text:style-name="P20"><text:span text:style-name="Strong_20_Emphasis"><text:span text:style-name="T15">Ověření kontrolního součtu archivovaného média.</text:span></text:span></text:p>
        </text:list-item>
      </text:list>
      <text:p text:style-name="P9"><text:span text:style-name="Strong_20_Emphasis"><text:span text:style-name="T13"/></text:span></text:p>
      <text:p text:style-name="P9"><text:span text:style-name="Strong_20_Emphasis"><text:span text:style-name="T12">API </text:span></text:span><text:span text:style-name="Strong_20_Emphasis"><text:span text:style-name="T14">obsahuje tyto dotaz</text:span></text:span><text:span text:style-name="Strong_20_Emphasis"><text:span text:style-name="T16">y</text:span></text:span><text:span text:style-name="Strong_20_Emphasis"><text:span text:style-name="T14">:</text:span></text:span></text:p>
      <text:list xml:id="list1084006624" text:style-name="L2">
        <text:list-item>
          <text:p text:style-name="P21"><text:span text:style-name="Strong_20_Emphasis"><text:span text:style-name="T14">/api/getmedia – </text:span></text:span><text:span text:style-name="Strong_20_Emphasis"><text:span text:style-name="T16">pro zjištění existence už archivovaného stejného titulu.</text:span></text:span></text:p>
        </text:list-item>
        <text:list-item>
          <text:p text:style-name="P21"><text:span text:style-name="Strong_20_Emphasis"><text:span text:style-name="T14">/api/import – pro vytvoření záznamu archivovaného média.</text:span></text:span></text:p>
        </text:list-item>
        <text:list-item>
          <text:p text:style-name="P21"><text:span text:style-name="Strong_20_Emphasis"><text:span text:style-name="T14">/file/upload – </text:span></text:span><text:span text:style-name="Strong_20_Emphasis"><text:span text:style-name="T16">pro upload ISO archivovaného média.</text:span></text:span></text:p>
        </text:list-item>
        <text:list-item>
          <text:p text:style-name="P21"><text:span text:style-name="Strong_20_Emphasis"><text:span text:style-name="T16">/api/gethash – pro zjištění kontrolního souboru archivovaného média na serveru.</text:span></text:span></text:p>
        </text:list-item>
        <text:list-item>
          <text:p text:style-name="P21"><text:span text:style-name="Strong_20_Emphasis"><text:span text:style-name="T16">/api/media – pro získání kompletních metadat archivovaného média včetně URL ke stažení archivovaného média, originálního bibliografického záznamu apod.</text:span></text:span></text:p>
        </text:list-item>
      </text:list>
      <text:p text:style-name="P9"><text:span text:style-name="Strong_20_Emphasis"><text:span text:style-name="T14"/></text:span></text:p>
      <text:p text:style-name="P24"><text:span text:style-name="Strong_20_Emphasis"><text:span text:style-name="T16">Při archivaci média jiným klientem je doporučeno pořadí volání tak jak následují v předchozím odstavci tj. od zjištění existence už existujícího stejného archivovaného média, přes založení záznamu archivace, upload samotného média a zjištění kontrolního součtu, čim se proces archivace v případě bezproblémového přenosu ukončí. Získání kompletního metadatového záznamu média není pro proces archivace nutný.</text:span></text:span></text:p>
      <text:p text:style-name="P24"/>
      <text:h text:style-name="Heading_20_2" text:outline-level="2"><text:span text:style-name="Strong_20_Emphasis"><text:span text:style-name="T16">Volání </text:span></text:span><text:span text:style-name="Strong_20_Emphasis"><text:span text:style-name="T14">/api/getmedia</text:span></text:span></text:h>
      <text:p text:style-name="P24"><text:span text:style-name="Strong_20_Emphasis"><text:span text:style-name="T16">Slouží pro zjištění existence už archivovaného média na základě zjednodušeného identifikátoru média. </text:span></text:span><text:span text:style-name="Strong_20_Emphasis"><text:span text:style-name="T17">Příklad:</text:span></text:span></text:p>
      <text:p text:style-name="P37"><text:span text:style-name="Strong_20_Emphasis"><text:span text:style-name="T18">https://195.113.155.152/api/getmedia/?</text:span></text:span><text:span text:style-name="Strong_20_Emphasis"><text:span text:style-name="T11">quickid</text:span></text:span><text:span text:style-name="Strong_20_Emphasis"><text:span text:style-name="T17">=1C9A6AFD504496128</text:span></text:span></text:p>
      <text:p text:style-name="P25"><text:span text:style-name="Strong_20_Emphasis"><text:span text:style-name="T18">Jediným povinným parametrem dotazu je </text:span></text:span><text:span text:style-name="Strong_20_Emphasis"><text:span text:style-name="T5">quickid</text:span></text:span><text:span text:style-name="Strong_20_Emphasis"><text:span text:style-name="T18"> – zjednodušený identifikátor média vypočtený spojením řetězců identifikátoru svazku + velikosti média v bytech. Zjednodušený identifikátor v příkladu se zkládá z identifikátoru svazku „</text:span></text:span><text:span text:style-name="Strong_20_Emphasis"><text:span text:style-name="T17">1C9A6AFD5044“ </text:span></text:span><text:span text:style-name="Strong_20_Emphasis"><text:span text:style-name="T18">a velikosti média v bytech „96128“.</text:span></text:span></text:p>
      <text:p text:style-name="P25"><text:span text:style-name="Strong_20_Emphasis"><text:span text:style-name="T18">Odpovědí API jsou data ve formátu JSON:</text:span></text:span></text:p>
      <text:p text:style-name="P38"><text:soft-page-break/><text:span text:style-name="Strong_20_Emphasis"><text:span text:style-name="T6">title</text:span></text:span><text:span text:style-name="Strong_20_Emphasis"><text:span text:style-name="T19"> : Titul archivovaného média získaný z bibliografického záznamu</text:span></text:span></text:p>
      <text:p text:style-name="P42"><text:span text:style-name="T4">authors</text:span> : Hlavní autoři <text:span text:style-name="Strong_20_Emphasis"><text:span text:style-name="T11">archivovaného média získaný z bib. </text:span></text:span><text:span text:style-name="Strong_20_Emphasis"><text:span text:style-name="T20">z</text:span></text:span><text:span text:style-name="Strong_20_Emphasis"><text:span text:style-name="T11">áznamu</text:span></text:span></text:p>
      <text:p text:style-name="P43"><text:span text:style-name="Strong_20_Emphasis"><text:span text:style-name="T7">year</text:span></text:span><text:span text:style-name="Strong_20_Emphasis"><text:span text:style-name="T20"> : Rok vydání</text:span></text:span><text:span text:style-name="Strong_20_Emphasis"><text:span text:style-name="T11"> archivovaného média získaný z bib. </text:span></text:span><text:span text:style-name="Strong_20_Emphasis"><text:span text:style-name="T20">z</text:span></text:span><text:span text:style-name="Strong_20_Emphasis"><text:span text:style-name="T11">áznamu</text:span></text:span></text:p>
      <text:p text:style-name="P42"><text:span text:style-name="T4">size</text:span> : Velikost média v bytech</text:p>
      <text:p text:style-name="P42"><text:span text:style-name="T4">mediaReadProblem</text:span> : Příznak výskytu problému při čtení média. Pokud bude příznak = 0 není doporučeno archivaci média opakovat. V opačném případě, pokud problém při čtení média při předchozí archivaci nastal a hodnota příznaku = 1 je doporučeno archivaci opakovat.</text:p>
      <text:p text:style-name="P42"><text:span text:style-name="T4">dtUpdate</text:span> : poslední aktualizace záznamu média</text:p>
      <text:p text:style-name="P12">Příklad odpovědi API, pokud došlo k nalezení záznamu podle zjednodušeného identifikátoru média:</text:p>
      <text:p text:style-name="P12"/>
      <text:p text:style-name="Quotations">{"dtUpdate":"9.2.2018","title":"Juniorstav ... : ... odborná konference doktorského studia = ... professional konference of postgraduate students : sborník anotací : Vysoké učení technické v Brně, Fakulta stavební ...","authors":"","year":"[1999?]-","size":482607104,"mediaReadProblem":0}</text:p>
      <text:p text:style-name="P13">V případě, že se záznam nenajde tj. médiu vložené v mechanice ještě nebylo archivováno bude odpovědí:</text:p>
      <text:p text:style-name="P13"/>
      <text:p text:style-name="Quotations">{"status":"not found"}</text:p>
      <text:p text:style-name="P13">V případě, že nastane problém při práci s daty na úrovni aplikace CDArcha server, nebo při práci s databází, bude odpovědí:</text:p>
      <text:p text:style-name="P13"/>
      <text:p text:style-name="P34">{"status":"<text:span text:style-name="T36">error</text:span>", "<text:span text:style-name="T36">msg</text:span>":"<text:span text:style-name="T36">Text chybove hlasky</text:span>"}</text:p>
      <text:p text:style-name="P12"/>
      <text:h text:style-name="P49" text:outline-level="2"><text:span text:style-name="Strong_20_Emphasis"><text:span text:style-name="T16">Volání </text:span></text:span><text:span text:style-name="Strong_20_Emphasis"><text:span text:style-name="T14">/api/</text:span></text:span><text:span text:style-name="Strong_20_Emphasis"><text:span text:style-name="T20">import</text:span></text:span></text:h>
      <text:p text:style-name="P32"><text:span text:style-name="Strong_20_Emphasis"><text:span text:style-name="T16">Slouží pro z</text:span></text:span><text:span text:style-name="Strong_20_Emphasis"><text:span text:style-name="T11">aložení záznamu archivovaného média. Jedná se o metadatový záznam popisující archivované médium. Obsahuje identifikátory bibliografického záznamu ISBN, ISSN, EAN, ČNB a OCLC a dále název titulu, hlavní autory titulu, rok vydání, originál bibliografického záznamu, apod.</text:span></text:span></text:p>
      <text:p text:style-name="P32"><text:span text:style-name="Strong_20_Emphasis"><text:span text:style-name="T11">Parametry volání jsou:</text:span></text:span></text:p>
      <text:p text:style-name="P43"><text:span text:style-name="Strong_20_Emphasis"><text:span text:style-name="T4">ean13</text:span></text:span><text:span text:style-name="Strong_20_Emphasis"><text:span text:style-name="T11"> : </text:span></text:span><text:span text:style-name="Strong_20_Emphasis"><text:span text:style-name="T21">Reprezentuje ISBN, ISSN a EAN kód bibliografického záznamu. Zloučení identifikátorů ISBN a ISSN je z důvodu, že tyto identifikátory je možné konvertovat na EAN13. Pomocí API se uvádí hodnota jednoho z těchto identifikátorů ve tvaru v jakém se vyskytuje v bilbiografickém </text:span></text:span><text:soft-page-break/><text:span text:style-name="Strong_20_Emphasis"><text:span text:style-name="T21">záznamu a o konverzi na EAN13 se postará API.</text:span></text:span></text:p>
      <text:p text:style-name="P43"><text:span text:style-name="Strong_20_Emphasis"><text:span text:style-name="T4">ismn</text:span></text:span><text:span text:style-name="Strong_20_Emphasis"><text:span text:style-name="T11"> : </text:span></text:span><text:span text:style-name="Strong_20_Emphasis"><text:span text:style-name="T21">Identifikátor ISMN tak jak se vyskytuje v bib. záznamu.</text:span></text:span></text:p>
      <text:p text:style-name="P44"><text:span text:style-name="Strong_20_Emphasis"><text:span text:style-name="T4">oclc</text:span></text:span><text:span text:style-name="Strong_20_Emphasis"><text:span text:style-name="T11"> : </text:span></text:span><text:span text:style-name="Strong_20_Emphasis"><text:span text:style-name="T21">Identifikátor OCLC tak jak se vyskytuje v bib. záznamu.</text:span></text:span></text:p>
      <text:p text:style-name="P44"><text:span text:style-name="Strong_20_Emphasis"><text:span text:style-name="T4">nbn </text:span></text:span><text:span text:style-name="Strong_20_Emphasis"><text:span text:style-name="T11">: </text:span></text:span><text:span text:style-name="Strong_20_Emphasis"><text:span text:style-name="T21">Identifikátor ČNB tak jak se vyskytuje v bib. záznamu.</text:span></text:span></text:p>
      <text:p text:style-name="P44"><text:span text:style-name="Strong_20_Emphasis"><text:span text:style-name="T4">uuid</text:span></text:span><text:span text:style-name="Strong_20_Emphasis"><text:span text:style-name="T11"> : </text:span></text:span><text:span text:style-name="Strong_20_Emphasis"><text:span text:style-name="T21">Identifikátor </text:span></text:span><text:span text:style-name="Strong_20_Emphasis"><text:span text:style-name="T22">UUID</text:span></text:span><text:span text:style-name="Strong_20_Emphasis"><text:span text:style-name="T21">.</text:span></text:span></text:p>
      <text:p text:style-name="P45"><text:span text:style-name="Strong_20_Emphasis"><text:span text:style-name="T4">title</text:span></text:span><text:span text:style-name="Strong_20_Emphasis"><text:span text:style-name="T11"> : </text:span></text:span><text:span text:style-name="Strong_20_Emphasis"><text:span text:style-name="T22">Titul archivovaného média </text:span></text:span><text:span text:style-name="Strong_20_Emphasis"><text:span text:style-name="T21">tak jak se </text:span></text:span><text:span text:style-name="Strong_20_Emphasis"><text:span text:style-name="T22">uvádí</text:span></text:span><text:span text:style-name="Strong_20_Emphasis"><text:span text:style-name="T21"> v bib. záznamu.</text:span></text:span></text:p>
      <text:p text:style-name="P45"><text:span text:style-name="Strong_20_Emphasis"><text:span text:style-name="T4">year</text:span></text:span><text:span text:style-name="Strong_20_Emphasis"><text:span text:style-name="T11"> : </text:span></text:span><text:span text:style-name="Strong_20_Emphasis"><text:span text:style-name="T22">Rok vydání archivovaného média </text:span></text:span><text:span text:style-name="Strong_20_Emphasis"><text:span text:style-name="T21">tak jak se </text:span></text:span><text:span text:style-name="Strong_20_Emphasis"><text:span text:style-name="T22">uvádějí</text:span></text:span><text:span text:style-name="Strong_20_Emphasis"><text:span text:style-name="T21"> v bib. záznamu.</text:span></text:span></text:p>
      <text:p text:style-name="P45"><text:span text:style-name="Strong_20_Emphasis"><text:span text:style-name="T4">authors</text:span></text:span><text:span text:style-name="Strong_20_Emphasis"><text:span text:style-name="T11"> : </text:span></text:span><text:span text:style-name="Strong_20_Emphasis"><text:span text:style-name="T22">Hlavní autoři archivovaného média </text:span></text:span><text:span text:style-name="Strong_20_Emphasis"><text:span text:style-name="T21">tak jak se </text:span></text:span><text:span text:style-name="Strong_20_Emphasis"><text:span text:style-name="T22">uvádějí</text:span></text:span><text:span text:style-name="Strong_20_Emphasis"><text:span text:style-name="T21"> v bib. záznamu. </text:span></text:span><text:span text:style-name="Strong_20_Emphasis"><text:span text:style-name="T22">Parametry title, year a authors jsou pouze informatívní a není podle nich možné v vyhledávat.</text:span></text:span></text:p>
      <text:p text:style-name="P43"><text:span text:style-name="Strong_20_Emphasis"><text:span text:style-name="T4">part_year</text:span></text:span><text:span text:style-name="Strong_20_Emphasis"><text:span text:style-name="T11"> : </text:span></text:span><text:span text:style-name="Strong_20_Emphasis"><text:span text:style-name="T22">Rok vydání čísla periodika v případě archivace periodika.</text:span></text:span></text:p>
      <text:p text:style-name="P43"><text:span text:style-name="Strong_20_Emphasis"><text:span text:style-name="T4">part_volume</text:span></text:span><text:span text:style-name="Strong_20_Emphasis"><text:span text:style-name="T11"> : </text:span></text:span><text:span text:style-name="Strong_20_Emphasis"><text:span text:style-name="T22">Ročník vydání čísla periodika.</text:span></text:span></text:p>
      <text:p text:style-name="P45"><text:span text:style-name="Strong_20_Emphasis"><text:span text:style-name="T4">part_no</text:span></text:span><text:span text:style-name="Strong_20_Emphasis"><text:span text:style-name="T11"> : </text:span></text:span><text:span text:style-name="Strong_20_Emphasis"><text:span text:style-name="T22">Číslo vydání periodika.</text:span></text:span></text:p>
      <text:p text:style-name="P45"><text:span text:style-name="Strong_20_Emphasis"><text:span text:style-name="T4">part_name</text:span></text:span><text:span text:style-name="Strong_20_Emphasis"><text:span text:style-name="T11"> : </text:span></text:span><text:span text:style-name="Strong_20_Emphasis"><text:span text:style-name="T22">Název části vícesvazkové monografie.</text:span></text:span></text:p>
      <text:p text:style-name="P43"><text:span text:style-name="Strong_20_Emphasis"><text:span text:style-name="T4">part_note</text:span></text:span><text:span text:style-name="Strong_20_Emphasis"><text:span text:style-name="T11"> : </text:span></text:span><text:span text:style-name="Strong_20_Emphasis"><text:span text:style-name="T22">Pokud se jedná o periodikum a rok/ročník/číslo periodika není v bib. záznamu zapsáno odděleně uvádí se v tomto parametru řetězec, tak jak </text:span></text:span><text:span text:style-name="Strong_20_Emphasis"><text:span text:style-name="T23">se </text:span></text:span><text:span text:style-name="Strong_20_Emphasis"><text:span text:style-name="T22">uv</text:span></text:span><text:span text:style-name="Strong_20_Emphasis"><text:span text:style-name="T23">á</text:span></text:span><text:span text:style-name="Strong_20_Emphasis"><text:span text:style-name="T22">d</text:span></text:span><text:span text:style-name="Strong_20_Emphasis"><text:span text:style-name="T23">í</text:span></text:span><text:span text:style-name="Strong_20_Emphasis"><text:span text:style-name="T22"> v bibliografickém záznamu.</text:span></text:span></text:p>
      <text:p text:style-name="P14"><text:span text:style-name="Strong_20_Emphasis"><text:span text:style-name="T23">Volání /api/import se provádí metodou POST s kódováním multipart. Následující data je potřené vkládat jako uploady souborů. </text:span></text:span><text:span text:style-name="Strong_20_Emphasis"><text:span text:style-name="T24">Ve všech případech se jedná o textový soubor.</text:span></text:span></text:p>
      <text:p text:style-name="P14"><text:span text:style-name="Strong_20_Emphasis"><text:span text:style-name="T23">Obsahem volání /api/import jsou tyto soubory:</text:span></text:span></text:p>
      <text:p text:style-name="P14"><text:span text:style-name="Strong_20_Emphasis"><text:span text:style-name="T23"/></text:span></text:p>
      <text:p text:style-name="Quotations"><text:span text:style-name="Strong_20_Emphasis">meta.xml </text:span><text:span text:style-name="Strong_20_Emphasis"><text:span text:style-name="T11">: </text:span></text:span><text:span text:style-name="Strong_20_Emphasis"><text:span text:style-name="T24">Technická metadata klienta. Verze klienta, uživatele, který archivaci provádí, technická data PC na kterém došlo k archivaci. Obsah souboru není předepaná a slouží pro řešení případných problému a identifikaci ubšluby archivačního klienta, PC, apod.</text:span></text:span></text:p>
      <text:p text:style-name="Quotations"><text:span text:style-name="Strong_20_Emphasis">marcxml.xml</text:span><text:span text:style-name="Strong_20_Emphasis"><text:span text:style-name="T11"> : </text:span></text:span><text:span text:style-name="Strong_20_Emphasis"><text:span text:style-name="T24">Obsahem je MARC záznam transformovaný do formátu MARC XML.</text:span></text:span></text:p>
      <text:p text:style-name="Quotations"><text:span text:style-name="Strong_20_Emphasis">mods.xml</text:span><text:span text:style-name="Strong_20_Emphasis"><text:span text:style-name="T11"> : </text:span></text:span><text:span text:style-name="Strong_20_Emphasis"><text:span text:style-name="T24">Obsahem souboru je MARC záznam transformovaný do formátu MODS.</text:span></text:span></text:p>
      <text:p text:style-name="P16"><text:span text:style-name="Strong_20_Emphasis"><text:span text:style-name="T41">Po úspěšném provedení API volání je odpovědí identifikátor nově založeného metadatového záznamu média.</text:span></text:span><text:span text:style-name="Strong_20_Emphasis"><text:span text:style-name="T25"> Společně s metadaty jsou uloženy i 3 XML soubory. Do metadatového záznamu je poznačena cesta k těmtou souborům.</text:span></text:span></text:p>
      <text:p text:style-name="P16"><text:span text:style-name="Strong_20_Emphasis"><text:span text:style-name="T25"/></text:span></text:p>
      <text:p text:style-name="P16"><text:span text:style-name="Strong_20_Emphasis"><text:span text:style-name="T25">Odpověď API je potřebné pro účel pokračování v archivaci (zaslání samotného média) ponechat/zapamatovat.</text:span></text:span></text:p>
      <text:p text:style-name="P16"><text:span text:style-name="Strong_20_Emphasis"><text:span text:style-name="T25"/></text:span></text:p>
      <text:p text:style-name="P16"><text:span text:style-name="Strong_20_Emphasis"><text:span text:style-name="T25">Odpoveď API musí být s návratovým kódem 200. Pokud je návratový kód jiný než 200, např. 404 došlo při ukládání dat k problému.</text:span></text:span></text:p>
      <text:p text:style-name="P15"><text:span text:style-name="Strong_20_Emphasis"><text:span text:style-name="T24"/></text:span></text:p>
      <text:h text:style-name="P50" text:outline-level="2"><text:soft-page-break/><text:span text:style-name="Strong_20_Emphasis"><text:span text:style-name="T16">Volání </text:span></text:span><text:span text:style-name="Strong_20_Emphasis"><text:span text:style-name="T14">/</text:span></text:span><text:span text:style-name="Strong_20_Emphasis"><text:span text:style-name="T26">file</text:span></text:span><text:span text:style-name="Strong_20_Emphasis"><text:span text:style-name="T14">/</text:span></text:span><text:span text:style-name="Strong_20_Emphasis"><text:span text:style-name="T26">upload</text:span></text:span></text:h>
      <text:p text:style-name="P26"><text:span text:style-name="Strong_20_Emphasis"><text:span text:style-name="T16">Slouží pro z</text:span></text:span><text:span text:style-name="Strong_20_Emphasis"><text:span text:style-name="T26">aslání ISO souboru archivovaného média. Využívá se metoda chunk přenosu, kdy jsou data zasíláná po částech a výsledný dokument je seskládán na straně serveru.</text:span></text:span></text:p>
      <text:p text:style-name="P39"><text:span text:style-name="Strong_20_Emphasis"><text:span text:style-name="T18">https://195.113.155.152/</text:span></text:span><text:span text:style-name="Strong_20_Emphasis"><text:span text:style-name="T26">file</text:span></text:span><text:span text:style-name="Strong_20_Emphasis"><text:span text:style-name="T18">/</text:span></text:span><text:span text:style-name="Strong_20_Emphasis"><text:span text:style-name="T26">upload</text:span></text:span><text:span text:style-name="Strong_20_Emphasis"><text:span text:style-name="T18">/</text:span></text:span></text:p>
      <text:p text:style-name="P26"><text:span text:style-name="Strong_20_Emphasis"><text:span text:style-name="T26">Parametry volání se zasílajé pomocí HTTP hlaviček:</text:span></text:span></text:p>
      <text:p text:style-name="Quotations"><text:span text:style-name="Strong_20_Emphasis">x-cdarcha-mediaid</text:span><text:span text:style-name="Strong_20_Emphasis"><text:span text:style-name="T11"> : </text:span></text:span><text:span text:style-name="Strong_20_Emphasis"><text:span text:style-name="T26">Identifikátor vloženého média pomocí volání /</text:span></text:span><text:span text:style-name="Strong_20_Emphasis"><text:span text:style-name="T38">api/import</text:span></text:span></text:p>
      <text:p text:style-name="Quotations"><text:span text:style-name="Strong_20_Emphasis">x-cdarcha-checksum</text:span><text:span text:style-name="Strong_20_Emphasis"><text:span text:style-name="T11"> : </text:span></text:span><text:span text:style-name="Strong_20_Emphasis"><text:span text:style-name="T26">Kontrolní součet SHA1 vkládaného média.</text:span></text:span></text:p>
      <text:p text:style-name="Quotations"><text:span text:style-name="Strong_20_Emphasis">x-cdarcha-filetype</text:span><text:span text:style-name="Strong_20_Emphasis"><text:span text:style-name="T11"> : </text:span></text:span><text:span text:style-name="Strong_20_Emphasis"><text:span text:style-name="T26">Typ souboru vkládaného média. Výchozí hodnota je ISO</text:span></text:span></text:p>
      <text:p text:style-name="Quotations"><text:span text:style-name="Strong_20_Emphasis">x-cdarcha-quickid</text:span><text:span text:style-name="Strong_20_Emphasis"><text:span text:style-name="T11"> : </text:span></text:span><text:span text:style-name="Strong_20_Emphasis"><text:span text:style-name="T26">Zjednodušený identifikátor média.</text:span></text:span></text:p>
      <text:p text:style-name="Quotations"><text:span text:style-name="Strong_20_Emphasis">x-cdarcha-mediasize</text:span><text:span text:style-name="Strong_20_Emphasis"><text:span text:style-name="T11"> : </text:span></text:span><text:span text:style-name="Strong_20_Emphasis"><text:span text:style-name="T26">Velikost média v bytech.</text:span></text:span></text:p>
      <text:p text:style-name="Quotations"><text:span text:style-name="Strong_20_Emphasis">x-cdarcha-mediareadproblem</text:span><text:span text:style-name="Strong_20_Emphasis"><text:span text:style-name="T11"> : </text:span></text:span><text:span text:style-name="Strong_20_Emphasis"><text:span text:style-name="T26">Příznak, jestli při čtení média došlo k problému = 1, nebo ne = 0.</text:span></text:span></text:p>
      <text:p text:style-name="Quotations"><text:span text:style-name="Strong_20_Emphasis"><text:span text:style-name="T8">x-cdarcha-forcedupload</text:span></text:span><text:span text:style-name="Strong_20_Emphasis"><text:span text:style-name="T26"> : V případě, že archivované médium už na serveru existuje je vhodné, aby klient o tomto uživatele informoval. Pokud se uživatel i v případě, že médium už bylo archivované rozhodne archivaci opakovat tento příznak = 1. V opačném případě = 0.</text:span></text:span></text:p>
      <text:p text:style-name="P17"><text:span text:style-name="Strong_20_Emphasis"><text:span text:style-name="T27">Po úspěsném ukončení přenosu bude odpovědí API návratový kód 200 s textem:</text:span></text:span></text:p>
      <text:p text:style-name="P35"><text:span text:style-name="Strong_20_Emphasis"><text:span text:style-name="T27">ok</text:span></text:span></text:p>
      <text:p text:style-name="P17"><text:span text:style-name="Strong_20_Emphasis"><text:span text:style-name="T27">V případě jiného návratového kódu, např. 404 došlo počas přenosu k problému a přenos je vhodné opakovat.</text:span></text:span></text:p>
      <text:p text:style-name="P17"><text:span text:style-name="Strong_20_Emphasis"><text:span text:style-name="T27"/></text:span></text:p>
      <text:p text:style-name="P18"><text:span text:style-name="Strong_20_Emphasis"><text:span text:style-name="T28">Po ukončení přenosu API provádí výpočet kontrolního součtu na straně serveru. Kontrolní součet je počítán už v průběhu zasílání dat klientem a výpočet není zásádním způsobem velikostí média ovlyvněn. Nemusí to být ale pravidlem. Odpověď API je zásláná po ukončení přenosu a výpočet kontrolního součtu může následně pokračovat neznámou dlouhou dobu. Proto se pro klienta doporučuje pro ověření uspěšnosti zaslání dat dotaz na úspěšnost zaslání opakovat v intervalech 1000ms v max. 60 opakováních.</text:span></text:span></text:p>
      <text:p text:style-name="P18"><text:span text:style-name="Strong_20_Emphasis"><text:span text:style-name="T28"/></text:span></text:p>
      <text:p text:style-name="P33"><text:span text:style-name="Strong_20_Emphasis"><text:span text:style-name="T28">Zaslaný soubor média je po dobu zasílání dat ukládán do dočasného adresáře: </text:span></text:span>/<text:span text:style-name="Strong_20_Emphasis">home/cdarcha/cdarcha/tmp/iso</text:span><text:span text:style-name="Strong_20_Emphasis"><text:span text:style-name="T39"> a </text:span></text:span><text:span text:style-name="Strong_20_Emphasis"><text:span text:style-name="T39">následně po úspešném porovnání kontrolního součtu na serveru s kontrolním součtem zaslaným klientem je soubor přesunut do trvalého úložiště: </text:span></text:span><text:span text:style-name="Strong_20_Emphasis"><text:span text:style-name="T40">/mnt/</text:span></text:span><text:span text:style-name="Strong_20_Emphasis"><text:span text:style-name="T37">cdarcha/iso</text:span></text:span></text:p>
      <text:p text:style-name="P18"><text:span text:style-name="Strong_20_Emphasis"><text:span text:style-name="T28">Pokud se kontrolní součty neshodují, je soubor z dočasného úložiště smazán </text:span></text:span><text:span text:style-name="Strong_20_Emphasis"><text:span text:style-name="T29">a do trvalého úložiště se nepřesouvá. Data do DB ohledně uploadu jsou zaznamenána v každém případě.</text:span></text:span></text:p>
      <text:p text:style-name="P18"><text:span text:style-name="Strong_20_Emphasis"><text:span text:style-name="T29"/></text:span></text:p>
      <text:h text:style-name="P51" text:outline-level="2"><text:soft-page-break/><text:span text:style-name="Strong_20_Emphasis"><text:span text:style-name="T16">Volání </text:span></text:span><text:span text:style-name="Strong_20_Emphasis"><text:span text:style-name="T14">/</text:span></text:span><text:span text:style-name="Strong_20_Emphasis"><text:span text:style-name="T29">api</text:span></text:span><text:span text:style-name="Strong_20_Emphasis"><text:span text:style-name="T14">/</text:span></text:span><text:span text:style-name="Strong_20_Emphasis"><text:span text:style-name="T29">gethash</text:span></text:span></text:h>
      <text:p text:style-name="P27"><text:span text:style-name="Strong_20_Emphasis"><text:span text:style-name="T16">Slouží pro z</text:span></text:span><text:span text:style-name="Strong_20_Emphasis"><text:span text:style-name="T30">ískání kontrolního součtu média. Příklad volání:</text:span></text:span></text:p>
      <text:p text:style-name="P40"><text:span text:style-name="Strong_20_Emphasis"><text:span text:style-name="T18">https://195.113.155.152/</text:span></text:span><text:span text:style-name="Strong_20_Emphasis"><text:span text:style-name="T30">api</text:span></text:span><text:span text:style-name="Strong_20_Emphasis"><text:span text:style-name="T18">/</text:span></text:span><text:span text:style-name="Strong_20_Emphasis"><text:span text:style-name="T30">gethash</text:span></text:span><text:span text:style-name="Strong_20_Emphasis"><text:span text:style-name="T18">/?mediaid</text:span></text:span><text:span text:style-name="Strong_20_Emphasis"><text:span text:style-name="T30">=5a7cc33083e25dc3cca36c3e</text:span></text:span></text:p>
      <text:p text:style-name="P28"><text:span text:style-name="Strong_20_Emphasis"><text:span text:style-name="T30">V případě, že záznam média, nebo archivovaého ISO souboru neexistuje je návratovým kódem:</text:span></text:span></text:p>
      <text:p text:style-name="Quotations"><text:span text:style-name="Strong_20_Emphasis"><text:span text:style-name="T11">{"status":"not found"}</text:span></text:span></text:p>
      <text:p text:style-name="P28"><text:span text:style-name="Strong_20_Emphasis"><text:span text:style-name="T30">V případě, že výpočet kontrolního součtu média ještě nebyl dokončen, je odpovědí:</text:span></text:span></text:p>
      <text:p text:style-name="P36"><text:span text:style-name="Strong_20_Emphasis"><text:span text:style-name="T30">{"status":"not prepared"}</text:span></text:span></text:p>
      <text:p text:style-name="P28"><text:span text:style-name="Strong_20_Emphasis"><text:span text:style-name="T30">Pokud klient právě proved archivaci a odpovědí API je „not prepared“ doporučuje se volání po 1000ms opakovat max 60x. Pokud se ani po této době odpověď nezmění došlo na straně serveru k problému s výpočtem kontrolního součtu a je vhodné přenos opakovat.</text:span></text:span></text:p>
      <text:p text:style-name="P28"><text:span text:style-name="Strong_20_Emphasis"><text:span text:style-name="T30">Odpověď s kontrolním součtem archivovaného média:</text:span></text:span></text:p>
      <text:p text:style-name="Quotations"><text:span text:style-name="Strong_20_Emphasis"><text:span text:style-name="T11">{"status":"ok","hash":"fa0ec6697c1332e918ab46b831acb130bc6088e8"}</text:span></text:span></text:p>
      <text:p text:style-name="P28"><text:span text:style-name="Strong_20_Emphasis"><text:span text:style-name="T30">Po získání kontrolního součtu archivovaného média klient rozhoduje, jestli se prenos povedl, nebo ne. Pokud je kontrolní součet rozdílní s kontrolním součtem lokálního souboru média je vhodné přenos dat opakovat.</text:span></text:span></text:p>
      <text:p text:style-name="P27"><text:span text:style-name="Strong_20_Emphasis"><text:span text:style-name="T30"/></text:span></text:p>
      <text:h text:style-name="P52" text:outline-level="2"><text:span text:style-name="Strong_20_Emphasis"><text:span text:style-name="T16">Volání </text:span></text:span><text:span text:style-name="Strong_20_Emphasis"><text:span text:style-name="T14">/</text:span></text:span><text:span text:style-name="Strong_20_Emphasis"><text:span text:style-name="T29">api</text:span></text:span><text:span text:style-name="Strong_20_Emphasis"><text:span text:style-name="T14">/</text:span></text:span><text:span text:style-name="Strong_20_Emphasis"><text:span text:style-name="T31">media</text:span></text:span></text:h>
      <text:p text:style-name="P29"><text:span text:style-name="Strong_20_Emphasis"><text:span text:style-name="T16">Slouží pro z</text:span></text:span><text:span text:style-name="Strong_20_Emphasis"><text:span text:style-name="T31">ískání dat archivovaného média. Odpovědí jsou metadata a URL archivovaného média a XML souborům bibliografického záznamu. Příklad volání:</text:span></text:span></text:p>
      <text:p text:style-name="P41"><text:span text:style-name="Strong_20_Emphasis"><text:span text:style-name="T31">https://195.113.155.152/api/media/?multi=[{</text:span></text:span><text:span text:style-name="Strong_20_Emphasis"><text:span text:style-name="T31">"</text:span></text:span><text:span text:style-name="Strong_20_Emphasis"><text:span text:style-name="T31">nbn</text:span></text:span><text:span text:style-name="Strong_20_Emphasis"><text:span text:style-name="T18">"</text:span></text:span><text:span text:style-name="Strong_20_Emphasis"><text:span text:style-name="T31">:"cnb002176734</text:span></text:span><text:span text:style-name="Strong_20_Emphasis"><text:span text:style-name="T18">"</text:span></text:span><text:span text:style-name="Strong_20_Emphasis"><text:span text:style-name="T31">}]</text:span></text:span></text:p>
      <text:p text:style-name="P30"><text:span text:style-name="Strong_20_Emphasis"><text:span text:style-name="T32">Odpovědí API je kontejner:</text:span></text:span></text:p>
      <text:p text:style-name="P47"><text:span text:style-name="Strong_20_Emphasis">[</text:span></text:p>
      <text:p text:style-name="P48"><text:s/>{</text:p>
      <text:p text:style-name="P48"><text:s text:c="2"/>"_id": "5a7d7240edd07d18fb0a577f",</text:p>
      <text:p text:style-name="P48"><text:s text:c="2"/>"oclc": "(OCoLC)724299817",</text:p>
      <text:p text:style-name="P48"><text:s text:c="2"/>"nbn": "cnb002176734",</text:p>
      <text:p text:style-name="P48"><text:s text:c="2"/>"title": "Juniorstav ... : ... odborná konference doktorského studia = ... professional konference of postgraduate students : sborník anotací : Vysoké učení technické v Brně, Fakulta stavební ...",</text:p>
      <text:p text:style-name="P48"><text:s text:c="2"/>"authors": "",</text:p>
      <text:p text:style-name="P48"><text:s text:c="2"/>"year": "[1999?]-",</text:p>
      <text:p text:style-name="P48"><text:soft-page-break/><text:s text:c="2"/>"dtLastUpdate": "2018-02-09T10:04:48.179Z",</text:p>
      <text:p text:style-name="P48"><text:s text:c="2"/>"dtCreated": "2018-02-09T10:04:48.179Z",</text:p>
      <text:p text:style-name="P48"><text:s text:c="2"/>"mediaFileId": "5a7d732aedd07d18fb0a5780",</text:p>
      <text:p text:style-name="P48"><text:s text:c="2"/>"bibinfo": {</text:p>
      <text:p text:style-name="P48"><text:s text:c="3"/>"nbn": "cnb002176734"</text:p>
      <text:p text:style-name="P48"><text:s text:c="2"/>},</text:p>
      <text:p text:style-name="P48"><text:s text:c="2"/>"mediaFileUrl": "https://195.113.155.152/storage/iso/5a7d732aedd07d18fb0a5780.iso",</text:p>
      <text:p text:style-name="P48"><text:s text:c="2"/>"marcxmlFileUrl": "https://195.113.155.152/storage/marcxml/5a7d7240edd07d18fb0a577f.xml",</text:p>
      <text:p text:style-name="P48"><text:s text:c="2"/>"modsFileUrl": "https://195.113.155.152/storage/mods/5a7d7240edd07d18fb0a577f.xml",</text:p>
      <text:p text:style-name="P48"><text:s text:c="2"/>"metaFileUrl": "https://195.113.155.152/storage/meta/5a7d7240edd07d18fb0a577f.xml"</text:p>
      <text:p text:style-name="P48"><text:s/>}</text:p>
      <text:p text:style-name="P48">]</text:p>
      <text:p text:style-name="P53"><text:span text:style-name="Strong_20_Emphasis"><text:span text:style-name="T32"/></text:span></text:p>
      <text:p text:style-name="P30"><text:span text:style-name="Strong_20_Emphasis"><text:span text:style-name="T32">Je možné dotazovat se na víc záznamů současně vytvořením druhého objektu v poli multi. Dotazovat je možné podle identifikátorů média:</text:span></text:span></text:p>
      <text:list xml:id="list1068278779" text:style-name="L3">
        <text:list-item>
          <text:p text:style-name="P31"><text:span text:style-name="Strong_20_Emphasis"><text:span text:style-name="T32">ean13 (co je ISBN, ISSN, nebo EAN kód),</text:span></text:span></text:p>
        </text:list-item>
        <text:list-item>
          <text:p text:style-name="P31"><text:span text:style-name="Strong_20_Emphasis"><text:span text:style-name="T32">nbn – číslo národní bibliografie,</text:span></text:span></text:p>
        </text:list-item>
        <text:list-item>
          <text:p text:style-name="P31"><text:span text:style-name="Strong_20_Emphasis"><text:span text:style-name="T32">a dále oclc, ismn, nebo uuid.</text:span></text:span></text:p>
        </text:list-item>
        <text:list-item>
          <text:p text:style-name="P31"><text:span text:style-name="Strong_20_Emphasis"><text:span text:style-name="T32">Pro periodika je nutné připojit identifikaci čísla rok/rořník/číslo part_year, part_volume, part_no. Pro vícesvazkové monografie je potřebné doplnit identifikací části part_name.</text:span></text:span></text:p>
        </text:list-item>
      </text:list>
      <text:p text:style-name="P30"><text:span text:style-name="Strong_20_Emphasis"><text:span text:style-name="T32">Další pďíklady dotazu:</text:span></text:span></text:p>
      <text:p text:style-name="P46"><text:span text:style-name="Strong_20_Emphasis"><text:span text:style-name="T10">Známe ČNB i OCLC zároveň. Nalezneme záznam, který obsahuje jeden z identifikátorů, nebo i obě současně. Vrácen je vždy jeden zázdnam.</text:span></text:span></text:p>
      <text:p text:style-name="P46"><text:span text:style-name="Strong_20_Emphasis"><text:span text:style-name="T31">https://195.113.155.152/api/media/?multi=[{"nbn</text:span></text:span><text:span text:style-name="Strong_20_Emphasis"><text:span text:style-name="T18">"</text:span></text:span><text:span text:style-name="Strong_20_Emphasis"><text:span text:style-name="T31">:"cnb002176734</text:span></text:span><text:span text:style-name="Strong_20_Emphasis"><text:span text:style-name="T18">",</text:span></text:span><text:span text:style-name="Strong_20_Emphasis"><text:span text:style-name="T31">"</text:span></text:span><text:span text:style-name="Strong_20_Emphasis"><text:span text:style-name="T32">oclc</text:span></text:span><text:span text:style-name="Strong_20_Emphasis"><text:span text:style-name="T31">"</text:span></text:span><text:span text:style-name="Strong_20_Emphasis"><text:span text:style-name="T32">:</text:span></text:span><text:span text:style-name="Strong_20_Emphasis"><text:span text:style-name="T31">"</text:span></text:span><text:span text:style-name="Strong_20_Emphasis"><text:span text:style-name="T32">(OCoLC)724299817</text:span></text:span><text:span text:style-name="Strong_20_Emphasis"><text:span text:style-name="T31">"}]</text:span></text:span></text:p>
      <text:p text:style-name="P46"><text:span text:style-name="Strong_20_Emphasis"><text:span text:style-name="T9"><text:line-break/>Příklad dotazu na víc médií v jednom dotazu:<text:line-break/><text:line-break/></text:span></text:span><text:span text:style-name="Strong_20_Emphasis"><text:span text:style-name="T31">https://195.113.155.152/api/media/?multi=[{"nbn</text:span></text:span><text:span text:style-name="Strong_20_Emphasis"><text:span text:style-name="T18">"</text:span></text:span><text:span text:style-name="Strong_20_Emphasis"><text:span text:style-name="T31">:"cnb002176734</text:span></text:span><text:span text:style-name="Strong_20_Emphasis"><text:span text:style-name="T18">"</text:span></text:span><text:span text:style-name="Strong_20_Emphasis"><text:span text:style-name="T32">]</text:span></text:span><text:span text:style-name="Strong_20_Emphasis"><text:span text:style-name="T18">,</text:span></text:span><text:span text:style-name="Strong_20_Emphasis"><text:span text:style-name="T32">[</text:span></text:span><text:span text:style-name="Strong_20_Emphasis"><text:span text:style-name="T31">"</text:span></text:span><text:span text:style-name="Strong_20_Emphasis"><text:span text:style-name="T32">oclc</text:span></text:span><text:span text:style-name="Strong_20_Emphasis"><text:span text:style-name="T31">"</text:span></text:span><text:span text:style-name="Strong_20_Emphasis"><text:span text:style-name="T32">:</text:span></text:span><text:span text:style-name="Strong_20_Emphasis"><text:span text:style-name="T31">"</text:span></text:span><text:span text:style-name="Strong_20_Emphasis"><text:span text:style-name="T32">(OCoLC)724299817</text:span></text:span><text:span text:style-name="Strong_20_Emphasis"><text:span text:style-name="T31">"}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adornments="Běžné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tučné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3" draw:display-name="Arrowheads 3" svg:viewBox="0 0 3000 3000" svg:d="M1500 0l1500 2789v211h-114l-1286-2392v2392h-200v-2392l-1286 2392h-114v-211z"/>
    <draw:marker draw:name="Styl_20_šipky_20_3" draw:display-name="Styl šipky 3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2835in" fo:margin-bottom="0.2402in" loext:contextual-spacing="false"/>
      <style:text-properties style:font-name="Arial1" fo:font-family="Arial" style:font-style-name="tučné" style:font-family-generic="swiss" style:font-pitch="variable" fo:font-size="20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in" fo:margin-right="0in" fo:margin-top="0in" fo:margin-bottom="0.1965in" loext:contextual-spacing="false" fo:text-indent="0in" style:auto-text-indent="false" fo:padding-left="0.2953in" fo:padding-right="0.2953in" fo:padding-top="0.1374in" fo:padding-bottom="0.1374in" fo:border="0.54pt dotted #666666" style:shadow="none"/>
      <style:text-properties style:font-name="Source Code Pro" fo:font-family="'Source Code Pro'" style:font-style-name="Běžné" style:font-family-generic="modern" style:font-pitch="fixed" fo:font-size="10pt" fo:font-style="normal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016in" fo:margin-bottom="0.2402in" loext:contextual-spacing="false"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374in" fo:margin-bottom="0.2402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ez_20_názvu1" style:display-name="Bez názvu1" style:family="paragraph" style:parent-style-name="Heading_20_3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Ľubomír Orság</meta:initial-creator>
    <meta:creation-date>2014-04-14T12:15:09.150000000</meta:creation-date>
    <dc:date>2018-02-26T01:26:55.736353074</dc:date>
    <meta:editing-duration>P4DT4H26M18S</meta:editing-duration>
    <meta:editing-cycles>268</meta:editing-cycles>
    <meta:generator>LibreOffice/6.0.1.1$Linux_X86_64 LibreOffice_project/60bfb1526849283ce2491346ed2aa51c465abfe6</meta:generator>
    <meta:printed-by>Ľubomír Orság</meta:printed-by>
    <meta:print-date>2014-11-21T12:11:15.583000000</meta:print-date>
    <meta:document-statistic meta:table-count="0" meta:image-count="0" meta:object-count="0" meta:page-count="7" meta:paragraph-count="119" meta:word-count="1410" meta:character-count="10734" meta:non-whitespace-character-count="9410"/>
  </office:meta>
</office:document-meta>
</file>